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s(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-sin<text:span text:style-name="T1">(</text:span>A<text:span text:style-name="T1">)</text:span>sin(B)</text:p>
          </table:table-cell>
          <table:table-cell office:value-type="string" calcext:value-type="string">
            <text:p>-sin(A)cos<text:span text:style-name="T1">(</text:span>B<text:span text:style-name="T1">)</text:span>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-sin(A)sin<text:span text:style-name="T1">(</text:span>B<text:span text:style-name="T1">)</text:span>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cos(A)sin<text:span text:style-name="T1">(</text:span>B<text:span text:style-name="T1">)</text:span></text:p>
          </table:table-cell>
        </table:table-row>
        <table:table-row table:style-name="ro1">
          <table:table-cell office:value-type="string" calcext:value-type="string">
            <text:p>sin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s(A)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in(B)</text:p>
          </table:table-cell>
          <table:table-cell office:value-type="string" calcext:value-type="string">
            <text:p>cos(B)</text:p>
          </table:table-cell>
          <table:table-cell/>
          <table:table-cell office:value-type="string" calcext:value-type="string">
            <text:p>sin(A)</text:p>
          </table:table-cell>
          <table:table-cell office:value-type="string" calcext:value-type="string">
            <text:p>cos(A)sin(B)</text:p>
          </table:table-cell>
          <table:table-cell office:value-type="string" calcext:value-type="string">
            <text:p>cos(A)cos(B)</text:p>
          </table:table-cell>
          <table:table-cell/>
          <table:table-cell office:value-type="string" calcext:value-type="string">
            <text:p>sin(A)cos(B)</text:p>
          </table:table-cell>
          <table:table-cell table:number-columns-repeated="2"/>
        </table:table-row>
        <table:table-row table:style-name="ro1" table:number-rows-repeated="10485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osition =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otal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size =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COS([.$B$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-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]*[.I2]+[.F2]*[.I3]+[.G2]*[.I4]" office:value-type="float" office:value="1" calcext:value-type="float">
            <text:p>1</text:p>
          </table:table-cell>
          <table:table-cell table:formula="of:=[.E2]*[.J2]+[.F2]*[.J3]+[.G2]*[.J4]" office:value-type="float" office:value="0" calcext:value-type="float">
            <text:p>0</text:p>
          </table:table-cell>
          <table:table-cell table:formula="of:=[.E2]*[.K2]+[.F2]*[.K3]+[.G2]*[.K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2]*[.$Q$2]+[.N2]*[.$Q$3]+[.O2]*[.$Q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v = </text:p>
          </table:table-cell>
          <table:table-cell office:value-type="float" office:value="30" calcext:value-type="float">
            <text:p>30</text:p>
          </table:table-cell>
          <table:table-cell table:formula="of:=([.$B$3]/180)*PI()" office:value-type="float" office:value="0.523598775598299" calcext:value-type="float">
            <text:p>0.523598775598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table:formula="of:=[.E3]*[.I2]+[.F3]*[.I3]+[.G3]*[.I4]" office:value-type="float" office:value="0" calcext:value-type="float">
            <text:p>0</text:p>
          </table:table-cell>
          <table:table-cell table:formula="of:=[.E3]*[.J2]+[.F3]*[.J3]+[.G3]*[.J4]" office:value-type="float" office:value="1" calcext:value-type="float">
            <text:p>1</text:p>
          </table:table-cell>
          <table:table-cell table:formula="of:=[.E3]*[.K2]+[.F3]*[.K3]+[.G3]*[.K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3]*[.$Q$2]+[.N3]*[.$Q$3]+[.O3]*[.$Q$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IN([.$B$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[.E4]*[.I2]+[.F4]*[.I3]+[.G4]*[.I4]" office:value-type="float" office:value="0" calcext:value-type="float">
            <text:p>0</text:p>
          </table:table-cell>
          <table:table-cell table:formula="of:=[.E4]*[.J2]+[.F4]*[.J3]+[.G4]*[.J4]" office:value-type="float" office:value="0" calcext:value-type="float">
            <text:p>0</text:p>
          </table:table-cell>
          <table:table-cell table:formula="of:=[.E4]*[.K2]+[.F4]*[.K3]+[.G4]*[.K4]" office:value-type="float" office:value="1" calcext:value-type="float">
            <text:p>1</text:p>
          </table:table-cell>
          <table:table-cell/>
          <table:table-cell table:formula="of:=-[.$B$10]" office:value-type="float" office:value="-7.79119033980392" calcext:value-type="float">
            <text:p>-7.79119033980392</text:p>
          </table:table-cell>
          <table:table-cell/>
          <table:table-cell table:formula="of:=[.M4]*[.$Q$2]+[.N4]*[.$Q$3]+[.O4]*[.$Q$4]" office:value-type="float" office:value="-7.79119033980392" calcext:value-type="float">
            <text:p>-7.79119033980392</text:p>
          </table:table-cell>
        </table:table-row>
        <table:table-row table:style-name="ro1">
          <table:table-cell office:value-type="string" calcext:value-type="string">
            <text:p>screenMin = </text:p>
          </table:table-cell>
          <table:table-cell table:formula="of:=MIN([.$B$2];  [.$C$2])" office:value-type="float" office:value="1080" calcext:value-type="float">
            <text:p>1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Right =</text:p>
          </table:table-cell>
          <table:table-cell table:formula="of:=[.B2]/[.$B$5]" office:value-type="float" office:value="1.77777777777778" calcext:value-type="float">
            <text:p>1.77777777777778</text:p>
          </table:table-cell>
          <table:table-cell table:formula="of:=[.C2]/[.$B$5]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Inverted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viewSize =</text:p>
          </table:table-cell>
          <table:table-cell table:formula="of:=[.B6]*2" office:value-type="float" office:value="3.55555555555556" calcext:value-type="float">
            <text:p>3.55555555555556</text:p>
          </table:table-cell>
          <table:table-cell table:formula="of:=[.C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[.$B$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-0" calcext:value-type="float">
            <text:p>0</text:p>
          </table:table-cell>
          <table:table-cell/>
          <table:table-cell table:formula="of:=[.E7]*[.I7]+[.F7]*[.I8]+[.G7]*[.I9]" office:value-type="float" office:value="1" calcext:value-type="float">
            <text:p>1</text:p>
          </table:table-cell>
          <table:table-cell table:formula="of:=[.E7]*[.J7]+[.F7]*[.J8]+[.G7]*[.J9]" office:value-type="float" office:value="0" calcext:value-type="float">
            <text:p>0</text:p>
          </table:table-cell>
          <table:table-cell table:formula="of:=[.E7]*[.K7]+[.F7]*[.K8]+[.G7]*[.K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7]*[.$Q7]+[.N7]*[.$Q8]+[.O7]*[.$Q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*[.I7]+[.F8]*[.I8]+[.G8]*[.I9]" office:value-type="float" office:value="0" calcext:value-type="float">
            <text:p>0</text:p>
          </table:table-cell>
          <table:table-cell table:formula="of:=[.E8]*[.J7]+[.F8]*[.J8]+[.G8]*[.J9]" office:value-type="float" office:value="1" calcext:value-type="float">
            <text:p>1</text:p>
          </table:table-cell>
          <table:table-cell table:formula="of:=[.E8]*[.K7]+[.F8]*[.K8]+[.G8]*[.K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8]*[.$Q7]+[.N8]*[.$Q8]+[.O8]*[.$Q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gonal =</text:p>
          </table:table-cell>
          <table:table-cell table:formula="of:=SQRT([.$B7]*[.$B7] + [.$C7]*[.$C7])" office:value-type="float" office:value="4.07945772237463" calcext:value-type="float">
            <text:p>4.079457722374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SIN([.$B$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1" calcext:value-type="float">
            <text:p>1</text:p>
          </table:table-cell>
          <table:table-cell/>
          <table:table-cell table:formula="of:=[.E9]*[.I7]+[.F9]*[.I8]+[.G9]*[.I9]" office:value-type="float" office:value="0" calcext:value-type="float">
            <text:p>0</text:p>
          </table:table-cell>
          <table:table-cell table:formula="of:=[.E9]*[.J7]+[.F9]*[.J8]+[.G9]*[.J9]" office:value-type="float" office:value="0" calcext:value-type="float">
            <text:p>0</text:p>
          </table:table-cell>
          <table:table-cell table:formula="of:=[.E9]*[.K7]+[.F9]*[.K8]+[.G9]*[.K9]" office:value-type="float" office:value="1" calcext:value-type="float">
            <text:p>1</text:p>
          </table:table-cell>
          <table:table-cell/>
          <table:table-cell table:formula="of:=-[.$B$10]" office:value-type="float" office:value="-7.79119033980392" calcext:value-type="float">
            <text:p>-7.79119033980392</text:p>
          </table:table-cell>
          <table:table-cell/>
          <table:table-cell table:formula="of:=[.M9]*[.$Q7]+[.N9]*[.$Q8]+[.O9]*[.$Q9]" office:value-type="float" office:value="-7.79119033980392" calcext:value-type="float">
            <text:p>-7.79119033980392</text:p>
          </table:table-cell>
        </table:table-row>
        <table:table-row table:style-name="ro1">
          <table:table-cell office:value-type="string" calcext:value-type="string">
            <text:p>radius = </text:p>
          </table:table-cell>
          <table:table-cell table:formula="of:=[.$B$9]/[.$C$3]" office:value-type="float" office:value="7.79119033980392" calcext:value-type="float">
            <text:p>7.7911903398039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Rotation X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Y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View Vector</text:p>
          </table:table-cell>
          <table:table-cell/>
          <table:table-cell office:value-type="string" calcext:value-type="string">
            <text:p>Direction 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RelativePosition = </text:p>
          </table:table-cell>
          <table:table-cell table:formula="of:=[.B1]/[.B2]" office:value-type="float" office:value="0.5" calcext:value-type="float">
            <text:p>0.5</text:p>
          </table:table-cell>
          <table:table-cell table:formula="of:=[.C1]/[.C2]" office:value-type="float" office:value="0.5" calcext:value-type="float">
            <text:p>0.5</text:p>
          </table:table-cell>
          <table:table-cell/>
          <table:table-cell table:formula="of:=COS([.$B$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-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E$12]*[.$M$12]+[.$F$12]*[.$M$13]+[.$G$12]*[.$M$14]" office:value-type="float" office:value="0" calcext:value-type="float">
            <text:p>0</text:p>
          </table:table-cell>
          <table:table-cell/>
          <table:table-cell table:formula="of:=-[.O1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ArcLength = </text:p>
          </table:table-cell>
          <table:table-cell table:formula="of:=[.B12]*[.B7]-[.B7]*0.5" office:value-type="float" office:value="0" calcext:value-type="float">
            <text:p>0</text:p>
          </table:table-cell>
          <table:table-cell table:formula="of:=[.C12]*[.C7]-[.C7]*0.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I$13]*[.$M$12]+[.$J$13]*[.$M$13]+[.$K$13]*[.$M$14]" office:value-type="float" office:value="0" calcext:value-type="float">
            <text:p>0</text:p>
          </table:table-cell>
          <table:table-cell/>
          <table:table-cell table:formula="of:=-[.O1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IN([.$B$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QRT(1-[.O12]*[.O12]-[.O13]*[.O13])" office:value-type="float" office:value="1" calcext:value-type="float">
            <text:p>1</text:p>
          </table:table-cell>
          <table:table-cell/>
          <table:table-cell table:formula="of:=-[.O1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 =</text:p>
          </table:table-cell>
          <table:table-cell table:formula="of:=[.B13]/[.$B$10]" office:value-type="float" office:value="0" calcext:value-type="float">
            <text:p>0</text:p>
          </table:table-cell>
          <table:table-cell table:formula="of:=[.C13]/[.$B$1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eenVectorLength = </text:p>
          </table:table-cell>
          <table:table-cell table:formula="of:=SQRT([.S2]*[.S2]+[.S3]*[.S3]+[.S4]*[.S4])" office:value-type="float" office:value="7.79119033980392" calcext:value-type="float">
            <text:p>7.79119033980392</text:p>
          </table:table-cell>
          <table:table-cell table:formula="of:=SQRT([.S7]*[.S7]+[.S8]*[.S8]+[.S9]*[.S9])" office:value-type="float" office:value="7.79119033980392" calcext:value-type="float">
            <text:p>7.7911903398039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rection Length</text:p>
          </table:table-cell>
          <table:table-cell table:formula="of:=SQRT([.O12]*[.O12]+[.O13]*[.O13]+[.O14]*[.O14]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lat screen coords =</text:p>
          </table:table-cell>
          <table:table-cell table:formula="of:=[.B1]/[.B2]*[.B7]-[.B6]" office:value-type="float" office:value="0" calcext:value-type="float">
            <text:p>0</text:p>
          </table:table-cell>
          <table:table-cell table:formula="of:=[.C1]/[.C2]*[.C7]-[.C6]" office:value-type="float" office:value="0" calcext:value-type="float">
            <text:p>0</text:p>
          </table:table-cell>
          <table:table-cell/>
          <table:table-cell office:value-type="string" calcext:value-type="string">
            <text:p>Flat Screen Direction Vector</text:p>
          </table:table-cell>
          <table:table-cell office:value-type="string" calcext:value-type="string">
            <text:p>Flat Screen Normalized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B21]-0" office:value-type="float" office:value="0" calcext:value-type="float">
            <text:p>0</text:p>
          </table:table-cell>
          <table:table-cell table:formula="of:=[.E22]/[.$E$2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C21]-0" office:value-type="float" office:value="0" calcext:value-type="float">
            <text:p>0</text:p>
          </table:table-cell>
          <table:table-cell table:formula="of:=[.E23]/[.$E$2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0-[.$B$10]" office:value-type="float" office:value="-7.79119033980392" calcext:value-type="float">
            <text:p>-7.79119033980392</text:p>
          </table:table-cell>
          <table:table-cell table:formula="of:=[.E24]/[.$E$26]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formula="of:=SQRT([.E22]*[.E22]+[.E23]*[.E23]+[.E24]*[.E24])" office:value-type="float" office:value="7.79119033980392" calcext:value-type="float">
            <text:p>7.7911903398039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36:25.146610936</meta:creation-date>
    <dc:date>2021-03-20T14:19:14.914097046</dc:date>
    <meta:editing-duration>PT17M22S</meta:editing-duration>
    <meta:editing-cycles>4</meta:editing-cycles>
    <meta:generator>LibreOffice/6.4.6.2$Linux_X86_64 LibreOffice_project/40$Build-2</meta:generator>
    <meta:document-statistic meta:table-count="2" meta:cell-count="189" meta:object-count="0"/>
  </office:meta>
</office:document-meta>
</file>